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8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912cm"/>
    </style:style>
    <style:style style:name="co4" style:family="table-column">
      <style:table-column-properties fo:break-before="auto" style:column-width="1.722cm"/>
    </style:style>
    <style:style style:name="co5" style:family="table-column">
      <style:table-column-properties fo:break-before="auto" style:column-width="1.667cm"/>
    </style:style>
    <style:style style:name="co6" style:family="table-column">
      <style:table-column-properties fo:break-before="auto" style:column-width="1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7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 style:data-style-name="N107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107"/>
    <style:style style:name="ce16" style:family="table-cell" style:parent-style-name="Default" style:data-style-name="N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>
            <text:p>System/Basis</text:p>
          </table:table-cell>
          <table:table-cell office:value-type="string">
            <text:p>1T4P</text:p>
          </table:table-cell>
          <table:table-cell office:value-type="string">
            <text:p>2T2P</text:p>
          </table:table-cell>
          <table:table-cell office:value-type="string">
            <text:p>4T1P</text:p>
          </table:table-cell>
          <table:table-cell office:value-type="string">
            <text:p>2T1P</text:p>
          </table:table-cell>
          <table:table-cell office:value-type="string">
            <text:p>1T1P</text:p>
          </table:table-cell>
        </table:table-row>
        <table:table-row table:style-name="ro1">
          <table:table-cell office:value-type="string">
            <text:p>H2O/sto-3g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float" office:value="0.49">
            <text:p>0.49</text:p>
          </table:table-cell>
          <table:table-cell table:style-name="ce2" office:value-type="float" office:value="0.74">
            <text:p>0.74</text:p>
          </table:table-cell>
          <table:table-cell table:style-name="ce2" office:value-type="float" office:value="1.21">
            <text:p>1.21</text:p>
          </table:table-cell>
        </table:table-row>
        <table:table-row table:style-name="ro1">
          <table:table-cell/>
          <table:table-cell table:style-name="ce2" office:value-type="float" office:value="1.31">
            <text:p>1.31</text:p>
          </table:table-cell>
          <table:table-cell table:style-name="ce2" office:value-type="float" office:value="1.07">
            <text:p>1.07</text:p>
          </table:table-cell>
          <table:table-cell table:style-name="ce2" office:value-type="float" office:value="0.87">
            <text:p>0.87</text:p>
          </table:table-cell>
          <table:table-cell table:style-name="ce2" office:value-type="float" office:value="1.66">
            <text:p>1.66</text:p>
          </table:table-cell>
          <table:table-cell table:style-name="ce2"/>
        </table:table-row>
        <table:table-row table:style-name="ro1">
          <table:table-cell/>
          <table:table-cell table:style-name="ce2" table:number-columns-repeated="5"/>
        </table:table-row>
        <table:table-row table:style-name="ro1">
          <table:table-cell office:value-type="string">
            <text:p>H2O/6-31g(d,p)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float" office:value="18.51">
            <text:p>18.51</text:p>
          </table:table-cell>
          <table:table-cell table:style-name="ce2" office:value-type="float" office:value="33.41">
            <text:p>33.41</text:p>
          </table:table-cell>
          <table:table-cell table:style-name="ce2" office:value-type="float" office:value="59">
            <text:p>59.00</text:p>
          </table:table-cell>
        </table:table-row>
        <table:table-row table:style-name="ro1">
          <table:table-cell/>
          <table:table-cell table:style-name="ce2" table:number-columns-repeated="2"/>
          <table:table-cell table:style-name="ce2" office:value-type="float" office:value="34.19">
            <text:p>34.19</text:p>
          </table:table-cell>
          <table:table-cell table:style-name="ce2" office:value-type="float" office:value="75.66">
            <text:p>75.66</text:p>
          </table:table-cell>
          <table:table-cell table:style-name="ce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H3/sto-3g</text:p>
          </table:table-cell>
          <table:table-cell table:number-columns-repeated="2"/>
          <table:table-cell office:value-type="float" office:value="0.58">
            <text:p>0.58</text:p>
          </table:table-cell>
          <table:table-cell office:value-type="float" office:value="0.92">
            <text:p>0.92</text:p>
          </table:table-cell>
          <table:table-cell office:value-type="float" office:value="1.54">
            <text:p>1.54</text:p>
          </table:table-cell>
        </table:table-row>
        <table:table-row table:style-name="ro1">
          <table:table-cell/>
          <table:table-cell office:value-type="float" office:value="3.28">
            <text:p>3.28</text:p>
          </table:table-cell>
          <table:table-cell office:value-type="float" office:value="1.11">
            <text:p>1.11</text:p>
          </table:table-cell>
          <table:table-cell office:value-type="float" office:value="0.86">
            <text:p>0.86</text:p>
          </table:table-cell>
          <table:table-cell office:value-type="float" office:value="2.15">
            <text:p>2.1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H3/6-31g(d,p)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9.35">
            <text:p>169.35</text:p>
          </table:table-cell>
          <table:table-cell/>
          <table:table-cell office:value-type="float" office:value="40.46">
            <text:p>40.46</text:p>
          </table:table-cell>
          <table:table-cell table:number-columns-repeated="2"/>
        </table:table-row>
      </table:table>
      <table:table table:name="Blue Gene scaling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number-columns-repeated="2" table:default-cell-style-name="ce4"/>
        <table:table-column table:style-name="co4" table:number-columns-repeated="2" table:default-cell-style-name="ce7"/>
        <table:table-column table:style-name="co5" table:default-cell-style-name="ce10"/>
        <table:table-column table:style-name="co5" table:default-cell-style-name="ce13"/>
        <table:table-column table:style-name="co6" table:default-cell-style-name="ce4"/>
        <table:table-column table:style-name="co6" table:default-cell-style-name="ce15"/>
        <table:table-row table:style-name="ro1">
          <table:table-cell office:value-type="string">
            <text:p>Benzene, Bluegene/P, X10 2.0.5.1 (SVN HEAD) </text:p>
          </table:table-cell>
          <table:table-cell table:number-columns-repeated="5"/>
          <table:table-cell office:value-type="string">
            <text:p>work units</text:p>
          </table:table-cell>
          <table:table-cell office:value-type="float" office:value="576">
            <text:p>576.0</text:p>
          </table:table-cell>
          <table:table-cell office:value-type="float" office:value="1764">
            <text:p>1764.0</text:p>
          </table:table-cell>
        </table:table-row>
        <table:table-row table:style-name="ro1">
          <table:table-cell office:value-type="string">
            <text:p>G Matrix scheme 11</text:p>
          </table:table-cell>
          <table:table-cell table:number-columns-repeated="6"/>
          <table:table-cell office:value-type="string">
            <text:p>6 cycles</text:p>
          </table:table-cell>
          <table:table-cell office:value-type="string">
            <text:p>11 cycles</text:p>
          </table:table-cell>
        </table:table-row>
        <table:table-row table:style-name="ro1">
          <table:table-cell office:value-type="string">
            <text:p>Time in sec</text:p>
          </table:table-cell>
          <table:table-cell table:number-columns-repeated="6"/>
          <table:table-cell office:value-type="float" office:value="-227.89111905">
            <text:p>-227.9</text:p>
          </table:table-cell>
          <table:table-cell office:value-type="float" office:value="-229.419368">
            <text:p>-229.4</text:p>
          </table:table-cell>
        </table:table-row>
        <table:table-row table:style-name="ro1">
          <table:table-cell table:style-name="ce3" office:value-type="string">
            <text:p>N</text:p>
          </table:table-cell>
          <table:table-cell table:style-name="ce5" office:value-type="string" table:number-columns-spanned="2" table:number-rows-spanned="1">
            <text:p>Broadcast &amp; compute</text:p>
          </table:table-cell>
          <table:covered-table-cell/>
          <table:table-cell table:style-name="ce8" office:value-type="string" table:number-columns-spanned="2" table:number-rows-spanned="1">
            <text:p>Reduce (sum)</text:p>
          </table:table-cell>
          <table:covered-table-cell/>
          <table:table-cell table:style-name="ce11" office:value-type="string" table:number-columns-spanned="2" table:number-rows-spanned="1">
            <text:p>total</text:p>
          </table:table-cell>
          <table:covered-table-cell/>
          <table:table-cell table:style-name="ce14" office:value-type="string" table:number-columns-spanned="2" table:number-rows-spanned="1">
            <text:p>time from start</text:p>
          </table:table-cell>
          <table:covered-table-cell/>
        </table:table-row>
        <table:table-row table:style-name="ro1">
          <table:table-cell table:style-name="ce3"/>
          <table:table-cell table:style-name="ce6" office:value-type="string">
            <text:p>sto-3g</text:p>
          </table:table-cell>
          <table:table-cell table:style-name="ce6" office:value-type="string">
            <text:p>3-21g</text:p>
          </table:table-cell>
          <table:table-cell office:value-type="string">
            <text:p>sto-3g</text:p>
          </table:table-cell>
          <table:table-cell table:style-name="ce9" office:value-type="string">
            <text:p>3-21g</text:p>
          </table:table-cell>
          <table:table-cell table:style-name="ce12" office:value-type="string">
            <text:p>sto-3g</text:p>
          </table:table-cell>
          <table:table-cell table:style-name="ce3" office:value-type="string">
            <text:p>3-21g</text:p>
          </table:table-cell>
          <table:table-cell table:style-name="ce6" office:value-type="string">
            <text:p>sto-3g</text:p>
          </table:table-cell>
          <table:table-cell table:style-name="ce6" office:value-type="string">
            <text:p>3-21g</text:p>
          </table:table-cell>
        </table:table-row>
        <table:table-row table:style-name="ro1">
          <table:table-cell table:style-name="ce3" office:value-type="float" office:value="256">
            <text:p>256</text:p>
          </table:table-cell>
          <table:table-cell office:value-type="float" office:value="14.05">
            <text:p>14.1</text:p>
          </table:table-cell>
          <table:table-cell office:value-type="float" office:value="5.51">
            <text:p>5.5</text:p>
          </table:table-cell>
          <table:table-cell office:value-type="float" office:value="8.37">
            <text:p>8.370</text:p>
          </table:table-cell>
          <table:table-cell office:value-type="float" office:value="2.17">
            <text:p>2.170</text:p>
          </table:table-cell>
          <table:table-cell table:formula="of:=[.B6]+[.D6]" office:value-type="float" office:value="22.42">
            <text:p>22.42</text:p>
          </table:table-cell>
          <table:table-cell table:style-name="ce4" table:formula="of:=[.C6]+[.E6]" office:value-type="float" office:value="7.68">
            <text:p>7.7</text:p>
          </table:table-cell>
          <table:table-cell office:value-type="float" office:value="111">
            <text:p>111.0</text:p>
          </table:table-cell>
          <table:table-cell table:style-name="ce4" office:value-type="float" office:value="100">
            <text:p>100.0</text:p>
          </table:table-cell>
        </table:table-row>
        <table:table-row table:style-name="ro1">
          <table:table-cell table:style-name="ce3" office:value-type="float" office:value="128">
            <text:p>128</text:p>
          </table:table-cell>
          <table:table-cell office:value-type="float" office:value="7.98">
            <text:p>8.0</text:p>
          </table:table-cell>
          <table:table-cell office:value-type="float" office:value="3.83">
            <text:p>3.8</text:p>
          </table:table-cell>
          <table:table-cell office:value-type="float" office:value="2.8">
            <text:p>2.800</text:p>
          </table:table-cell>
          <table:table-cell office:value-type="float" office:value="0.478">
            <text:p>0.478</text:p>
          </table:table-cell>
          <table:table-cell table:formula="of:=[.B7]+[.D7]" office:value-type="float" office:value="10.78">
            <text:p>10.78</text:p>
          </table:table-cell>
          <table:table-cell table:style-name="ce4" table:formula="of:=[.C7]+[.E7]" office:value-type="float" office:value="4.308">
            <text:p>4.3</text:p>
          </table:table-cell>
          <table:table-cell office:value-type="float" office:value="65.8">
            <text:p>65.8</text:p>
          </table:table-cell>
          <table:table-cell table:style-name="ce4" office:value-type="float" office:value="83.2">
            <text:p>83.2</text:p>
          </table:table-cell>
        </table:table-row>
        <table:table-row table:style-name="ro1">
          <table:table-cell table:style-name="ce3" office:value-type="float" office:value="64">
            <text:p>64</text:p>
          </table:table-cell>
          <table:table-cell office:value-type="float" office:value="7.15">
            <text:p>7.2</text:p>
          </table:table-cell>
          <table:table-cell office:value-type="float" office:value="5.78">
            <text:p>5.8</text:p>
          </table:table-cell>
          <table:table-cell office:value-type="float" office:value="1.11">
            <text:p>1.110</text:p>
          </table:table-cell>
          <table:table-cell office:value-type="float" office:value="0.144">
            <text:p>0.144</text:p>
          </table:table-cell>
          <table:table-cell table:formula="of:=[.B8]+[.D8]" office:value-type="float" office:value="8.26">
            <text:p>8.26</text:p>
          </table:table-cell>
          <table:table-cell table:style-name="ce4" table:formula="of:=[.C8]+[.E8]" office:value-type="float" office:value="5.924">
            <text:p>5.9</text:p>
          </table:table-cell>
          <table:table-cell office:value-type="float" office:value="59.6">
            <text:p>59.6</text:p>
          </table:table-cell>
          <table:table-cell office:value-type="float" office:value="103.8">
            <text:p>103.8</text:p>
          </table:table-cell>
        </table:table-row>
        <table:table-row table:style-name="ro1">
          <table:table-cell table:style-name="ce3" office:value-type="float" office:value="32">
            <text:p>32</text:p>
          </table:table-cell>
          <table:table-cell office:value-type="float" office:value="8.67">
            <text:p>8.7</text:p>
          </table:table-cell>
          <table:table-cell office:value-type="float" office:value="8.51">
            <text:p>8.5</text:p>
          </table:table-cell>
          <table:table-cell office:value-type="float" office:value="0.487">
            <text:p>0.487</text:p>
          </table:table-cell>
          <table:table-cell office:value-type="float" office:value="0.0559">
            <text:p>0.056</text:p>
          </table:table-cell>
          <table:table-cell table:formula="of:=[.B9]+[.D9]" office:value-type="float" office:value="9.157">
            <text:p>9.16</text:p>
          </table:table-cell>
          <table:table-cell table:style-name="ce4" table:formula="of:=[.C9]+[.E9]" office:value-type="float" office:value="8.5659">
            <text:p>8.6</text:p>
          </table:table-cell>
          <table:table-cell office:value-type="float" office:value="70.1">
            <text:p>70.1</text:p>
          </table:table-cell>
          <table:table-cell office:value-type="float" office:value="137.9">
            <text:p>137.9</text:p>
          </table:table-cell>
        </table:table-row>
        <table:table-row table:style-name="ro1">
          <table:table-cell table:style-name="ce3" office:value-type="float" office:value="16">
            <text:p>16</text:p>
          </table:table-cell>
          <table:table-cell office:value-type="float" office:value="15">
            <text:p>15.0</text:p>
          </table:table-cell>
          <table:table-cell office:value-type="float" office:value="13.7">
            <text:p>13.7</text:p>
          </table:table-cell>
          <table:table-cell office:value-type="float" office:value="0.221">
            <text:p>0.221</text:p>
          </table:table-cell>
          <table:table-cell office:value-type="float" office:value="0.0232">
            <text:p>0.023</text:p>
          </table:table-cell>
          <table:table-cell table:formula="of:=[.B10]+[.D10]" office:value-type="float" office:value="15.221">
            <text:p>15.22</text:p>
          </table:table-cell>
          <table:table-cell table:style-name="ce4" table:formula="of:=[.C10]+[.E10]" office:value-type="float" office:value="13.7232">
            <text:p>13.7</text:p>
          </table:table-cell>
          <table:table-cell office:value-type="float" office:value="114.5">
            <text:p>114.5</text:p>
          </table:table-cell>
          <table:table-cell office:value-type="float" office:value="204.9">
            <text:p>204.9</text:p>
          </table:table-cell>
        </table:table-row>
        <table:table-row table:style-name="ro1">
          <table:table-cell table:style-name="ce3" office:value-type="float" office:value="8">
            <text:p>8</text:p>
          </table:table-cell>
          <table:table-cell office:value-type="float" office:value="20.5">
            <text:p>20.5</text:p>
          </table:table-cell>
          <table:table-cell office:value-type="float" office:value="19.3">
            <text:p>19.3</text:p>
          </table:table-cell>
          <table:table-cell office:value-type="float" office:value="0.1">
            <text:p>0.100</text:p>
          </table:table-cell>
          <table:table-cell office:value-type="float" office:value="0.0106">
            <text:p>0.011</text:p>
          </table:table-cell>
          <table:table-cell table:formula="of:=[.B11]+[.D11]" office:value-type="float" office:value="20.6">
            <text:p>20.60</text:p>
          </table:table-cell>
          <table:table-cell table:style-name="ce4" table:formula="of:=[.C11]+[.E11]" office:value-type="float" office:value="19.3106">
            <text:p>19.3</text:p>
          </table:table-cell>
          <table:table-cell office:value-type="float" office:value="152.9">
            <text:p>152.9</text:p>
          </table:table-cell>
          <table:table-cell office:value-type="string">
            <text:p>Crashed (11)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office:value-type="float" office:value="38.8">
            <text:p>38.8</text:p>
          </table:table-cell>
          <table:table-cell office:value-type="float" office:value="38.5">
            <text:p>38.5</text:p>
          </table:table-cell>
          <table:table-cell office:value-type="float" office:value="0.042">
            <text:p>0.042</text:p>
          </table:table-cell>
          <table:table-cell office:value-type="float" office:value="0.0046">
            <text:p>0.005</text:p>
          </table:table-cell>
          <table:table-cell table:formula="of:=[.B12]+[.D12]" office:value-type="float" office:value="38.842">
            <text:p>38.84</text:p>
          </table:table-cell>
          <table:table-cell table:style-name="ce4" table:formula="of:=[.C12]+[.E12]" office:value-type="float" office:value="38.5046">
            <text:p>38.5</text:p>
          </table:table-cell>
          <table:table-cell office:value-type="float" office:value="281.8">
            <text:p>281.8</text:p>
          </table:table-cell>
          <table:table-cell office:value-type="string">
            <text:p>Crashed (5)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53">
            <text:p>53.0</text:p>
          </table:table-cell>
          <table:table-cell office:value-type="float" office:value="75.9">
            <text:p>75.9</text:p>
          </table:table-cell>
          <table:table-cell office:value-type="float" office:value="0.0125">
            <text:p>0.013</text:p>
          </table:table-cell>
          <table:table-cell office:value-type="float" office:value="0.00134">
            <text:p>0.001</text:p>
          </table:table-cell>
          <table:table-cell table:formula="of:=[.B13]+[.D13]" office:value-type="float" office:value="53.0125">
            <text:p>53.01</text:p>
          </table:table-cell>
          <table:table-cell table:style-name="ce4" table:formula="of:=[.C13]+[.E13]" office:value-type="float" office:value="75.90134">
            <text:p>75.9</text:p>
          </table:table-cell>
          <table:table-cell office:value-type="float" office:value="378.8">
            <text:p>378.8</text:p>
          </table:table-cell>
          <table:table-cell office:value-type="string">
            <text:p>Crashed (4)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60.4">
            <text:p>60.4</text:p>
          </table:table-cell>
          <table:table-cell office:value-type="float" office:value="72.14">
            <text:p>72.1</text:p>
          </table:table-cell>
          <table:table-cell office:value-type="float" office:value="0.00015">
            <text:p>0.000</text:p>
          </table:table-cell>
          <table:table-cell office:value-type="float" office:value="0.0003">
            <text:p>0.000</text:p>
          </table:table-cell>
          <table:table-cell table:formula="of:=[.B14]+[.D14]" office:value-type="float" office:value="60.40015">
            <text:p>60.40</text:p>
          </table:table-cell>
          <table:table-cell table:style-name="ce4" table:formula="of:=[.C14]+[.E14]" office:value-type="float" office:value="72.1403">
            <text:p>72.1</text:p>
          </table:table-cell>
          <table:table-cell office:value-type="float" office:value="429.7">
            <text:p>429.7</text:p>
          </table:table-cell>
          <table:table-cell office:value-type="string">
            <text:p>Crashed (2)</text:p>
          </table:table-cell>
        </table:table-row>
        <table:table-row table:style-name="ro1">
          <table:table-cell>
            <draw:frame table:end-cell-address="'Blue Gene scaling'.K33" table:end-x="2.231cm" table:end-y="0.003cm" draw:z-index="0" draw:style-name="gr1" svg:width="20.627cm" svg:height="7.833cm" svg:x="0.22cm" svg:y="0.267cm">
              <draw:object draw:notify-on-update-of-ranges="'Blue Gene scaling'.A6:'Blue Gene scaling'.A14 'Blue Gene scaling'.B5:'Blue Gene scaling'.B5 'Blue Gene scaling'.B6:'Blue Gene scaling'.B14 'Blue Gene scaling'.A6:'Blue Gene scaling'.A14 'Blue Gene scaling'.F4:'Blue Gene scaling'.F4 'Blue Gene scaling'.F6:'Blue Gene scaling'.F1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17">
          <table:table-cell table:number-columns-repeated="9"/>
        </table:table-row>
        <table:table-row table:style-name="ro1">
          <table:table-cell>
            <draw:frame table:end-cell-address="'Blue Gene scaling'.K53" table:end-x="2.232cm" table:end-y="0.138cm" draw:z-index="1" draw:style-name="gr1" svg:width="20.492cm" svg:height="9.057cm" svg:x="0.356cm" svg:y="0.079cm">
              <draw:object draw:notify-on-update-of-ranges="'Blue Gene scaling'.A6:'Blue Gene scaling'.A14 'Blue Gene scaling'.C5:'Blue Gene scaling'.C5 'Blue Gene scaling'.C6:'Blue Gene scaling'.C14 'Blue Gene scaling'.A6:'Blue Gene scaling'.A14 'Blue Gene scaling'.F4:'Blue Gene scaling'.F4 'Blue Gene scaling'.F6:'Blue Gene scaling'.F1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6550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 table:print="false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x10qm</text:p>
          </table:table-cell>
          <table:table-cell office:value-type="string">
            <text:p>GAMESS</text:p>
          </table:table-cell>
          <table:table-cell office:value-type="string">
            <text:p>x10qm–slow</text:p>
          </table:table-cell>
          <table:table-cell office:value-type="string">
            <text:p>nBf</text:p>
          </table:table-cell>
          <table:table-cell/>
        </table:table-row>
        <table:table-row table:style-name="ro1">
          <table:table-cell office:value-type="string">
            <text:p>benz-321</text:p>
          </table:table-cell>
          <table:table-cell office:value-type="float" office:value="36783.48">
            <text:p>36783.48</text:p>
          </table:table-cell>
          <table:table-cell office:value-type="float" office:value="11231185">
            <text:p>11231185</text:p>
          </table:table-cell>
          <table:table-cell table:formula="of:=[.C3]/[.B3]" office:value-type="float" office:value="305.33231222277">
            <text:p>305.33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string">
            <text:p>h2co-321</text:p>
          </table:table-cell>
          <table:table-cell office:value-type="float" office:value="32131">
            <text:p>32131</text:p>
          </table:table-cell>
          <table:table-cell office:value-type="float" office:value="127010">
            <text:p>127010</text:p>
          </table:table-cell>
          <table:table-cell table:formula="of:=[.C4]/[.B4]" office:value-type="float" office:value="3.95288039587937">
            <text:p>3.95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h2co-dp</text:p>
          </table:table-cell>
          <table:table-cell office:value-type="float" office:value="14635.21">
            <text:p>14635.21</text:p>
          </table:table-cell>
          <table:table-cell office:value-type="float" office:value="1155860">
            <text:p>1155860</text:p>
          </table:table-cell>
          <table:table-cell table:formula="of:=[.C5]/[.B5]" office:value-type="float" office:value="78.9780262804565">
            <text:p>78.98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nh3-dp</text:p>
          </table:table-cell>
          <table:table-cell office:value-type="float" office:value="18057.5">
            <text:p>18057.5</text:p>
          </table:table-cell>
          <table:table-cell office:value-type="float" office:value="59720">
            <text:p>59720</text:p>
          </table:table-cell>
          <table:table-cell table:formula="of:=[.C6]/[.B6]" office:value-type="float" office:value="3.30721306936176">
            <text:p>3.31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benz-321</text:p>
          </table:table-cell>
          <table:table-cell office:value-type="float" office:value="42161">
            <text:p>42161</text:p>
          </table:table-cell>
          <table:table-cell office:value-type="float" office:value="11231185">
            <text:p>11231185</text:p>
          </table:table-cell>
          <table:table-cell table:formula="of:=[.C8]/[.B8]" office:value-type="float" office:value="266.388012618297">
            <text:p>266.39</text:p>
          </table:table-cell>
          <table:table-cell/>
          <table:table-cell office:value-type="string">
            <text:p>(change HashMap to ArrayList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42901">
            <text:p>42901</text:p>
          </table:table-cell>
          <table:table-cell office:value-type="float" office:value="11231185">
            <text:p>11231185</text:p>
          </table:table-cell>
          <table:table-cell table:formula="of:=[.C9]/[.B9]" office:value-type="float" office:value="261.793081746346">
            <text:p>261.79</text:p>
          </table:table-cell>
          <table:table-cell/>
          <table:table-cell office:value-type="string">
            <text:p>(avoid method call to set JK elements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44461">
            <text:p>44461</text:p>
          </table:table-cell>
          <table:table-cell office:value-type="float" office:value="11231185">
            <text:p>11231185</text:p>
          </table:table-cell>
          <table:table-cell table:formula="of:=[.C10]/[.B10]" office:value-type="float" office:value="252.607566181597">
            <text:p>252.61</text:p>
          </table:table-cell>
          <table:table-cell/>
          <table:table-cell office:value-type="string">
            <text:p>(tightened mdHrr , less re calculation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48586">
            <text:p>48586</text:p>
          </table:table-cell>
          <table:table-cell office:value-type="float" office:value="11231185">
            <text:p>11231185</text:p>
          </table:table-cell>
          <table:table-cell table:formula="of:=[.C11]/[.B11]" office:value-type="float" office:value="231.160931132425">
            <text:p>231.16</text:p>
          </table:table-cell>
          <table:table-cell/>
          <table:table-cell office:value-type="string">
            <text:p>(changed loop structure for settings elements of JK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62701">
            <text:p>62701</text:p>
          </table:table-cell>
          <table:table-cell office:value-type="float" office:value="11231185">
            <text:p>11231185</text:p>
          </table:table-cell>
          <table:table-cell table:formula="of:=[.C12]/[.B12]" office:value-type="float" office:value="179.122900751184">
            <text:p>179.12</text:p>
          </table:table-cell>
          <table:table-cell/>
          <table:table-cell office:value-type="string">
            <text:p>(use LocalRectArray when computing &lt;ij|kl&gt;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64351">
            <text:p>64351</text:p>
          </table:table-cell>
          <table:table-cell office:value-type="float" office:value="11231185">
            <text:p>11231185</text:p>
          </table:table-cell>
          <table:table-cell table:formula="of:=[.C13]/[.B13]" office:value-type="float" office:value="174.530077232677">
            <text:p>174.53</text:p>
          </table:table-cell>
          <table:table-cell/>
          <table:table-cell office:value-type="string">
            <text:p>(make Matrix to use LocalRectArray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66090">
            <text:p>66090</text:p>
          </table:table-cell>
          <table:table-cell office:value-type="float" office:value="11231185">
            <text:p>11231185</text:p>
          </table:table-cell>
          <table:table-cell table:formula="of:=[.C14]/[.B14]" office:value-type="float" office:value="169.937736420033">
            <text:p>169.94</text:p>
          </table:table-cell>
          <table:table-cell/>
          <table:table-cell office:value-type="string">
            <text:p>(unfold P-type integral, mdRecurse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74102">
            <text:p>74102</text:p>
          </table:table-cell>
          <table:table-cell office:value-type="float" office:value="11231185">
            <text:p>11231185</text:p>
          </table:table-cell>
          <table:table-cell table:formula="of:=[.C15]/[.B15]" office:value-type="float" office:value="151.563857925562">
            <text:p>151.56</text:p>
          </table:table-cell>
          <table:table-cell/>
          <table:table-cell office:value-type="string">
            <text:p>(few more optimizations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81512">
            <text:p>81512</text:p>
          </table:table-cell>
          <table:table-cell office:value-type="float" office:value="11231185">
            <text:p>11231185</text:p>
          </table:table-cell>
          <table:table-cell table:formula="of:=[.C16]/[.B16]" office:value-type="float" office:value="137.785663460595">
            <text:p>137.79</text:p>
          </table:table-cell>
          <table:table-cell/>
          <table:table-cell office:value-type="string">
            <text:p>(use sqrt instead of pow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82059">
            <text:p>82059</text:p>
          </table:table-cell>
          <table:table-cell office:value-type="float" office:value="11231185">
            <text:p>11231185</text:p>
          </table:table-cell>
          <table:table-cell table:formula="of:=[.C17]/[.B17]" office:value-type="float" office:value="136.867193117147">
            <text:p>136.87</text:p>
          </table:table-cell>
          <table:table-cell/>
          <table:table-cell office:value-type="string">
            <text:p>(small optimizations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99405">
            <text:p>99405</text:p>
          </table:table-cell>
          <table:table-cell office:value-type="float" office:value="11231185">
            <text:p>11231185</text:p>
          </table:table-cell>
          <table:table-cell table:formula="of:=[.C18]/[.B18]" office:value-type="float" office:value="112.984105427292">
            <text:p>112.98</text:p>
          </table:table-cell>
          <table:table-cell/>
          <table:table-cell office:value-type="string">
            <text:p>(init pcdint using raw(), better transfer this to Array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101890">
            <text:p>101890</text:p>
          </table:table-cell>
          <table:table-cell office:value-type="float" office:value="11231185">
            <text:p>11231185</text:p>
          </table:table-cell>
          <table:table-cell table:formula="of:=[.C19]/[.B19]" office:value-type="float" office:value="110.228530768476">
            <text:p>110.23</text:p>
          </table:table-cell>
          <table:table-cell/>
          <table:table-cell office:value-type="string">
            <text:p>(convert to Rail in ShellList instead of ArrayList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122268">
            <text:p>122268</text:p>
          </table:table-cell>
          <table:table-cell office:value-type="float" office:value="11231185">
            <text:p>11231185</text:p>
          </table:table-cell>
          <table:table-cell table:formula="of:=[.C20]/[.B20]" office:value-type="float" office:value="91.8571089737298">
            <text:p>91.86</text:p>
          </table:table-cell>
          <table:table-cell/>
          <table:table-cell office:value-type="string">
            <text:p>(different loop structure, shell index instead of atom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212641">
            <text:p>212641</text:p>
          </table:table-cell>
          <table:table-cell office:value-type="float" office:value="11231185">
            <text:p>11231185</text:p>
          </table:table-cell>
          <table:table-cell table:formula="of:=[.C21]/[.B21]" office:value-type="float" office:value="52.8175892701784">
            <text:p>52.82</text:p>
          </table:table-cell>
          <table:table-cell/>
          <table:table-cell office:value-type="string">
            <text:p>(added a condition for skipping integral evaluation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214506">
            <text:p>214506</text:p>
          </table:table-cell>
          <table:table-cell office:value-type="float" office:value="11231185">
            <text:p>11231185</text:p>
          </table:table-cell>
          <table:table-cell table:formula="of:=[.C22]/[.B22]" office:value-type="float" office:value="52.3583722599834">
            <text:p>52.36</text:p>
          </table:table-cell>
          <table:table-cell/>
          <table:table-cell office:value-type="string">
            <text:p>(tiny tweaks)</text:p>
          </table:table-cell>
        </table:table-row>
      </table:table>
      <table:table table:name="Sheet3" table:style-name="ta1" table:print="false">
        <table:table-column table:style-name="co2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>
            <text:p>System</text:p>
          </table:table-cell>
          <table:table-cell office:value-type="string">
            <text:p>nBf</text:p>
          </table:table-cell>
          <table:table-cell office:value-type="string">
            <text:p>Tgmat</text:p>
          </table:table-cell>
          <table:table-cell/>
          <table:table-cell>
            <draw:frame table:end-cell-address="Sheet3.N34" table:end-x="0.503cm" table:end-y="0.213cm" draw:z-index="0" draw:style-name="gr1" svg:width="20.724cm" svg:height="14.535cm" svg:x="0.102cm" svg:y="0.074cm">
              <draw:object draw:notify-on-update-of-ranges="Sheet3.B3:Sheet3.B11 Sheet3.C2:Sheet3.C2 Sheet3.C3:Sheet3.C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h2-dp</text:p>
          </table:table-cell>
          <table:table-cell office:value-type="float" office:value="10">
            <text:p>10</text:p>
          </table:table-cell>
          <table:table-cell office:value-type="float" office:value="0.016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H2o-321</text:p>
          </table:table-cell>
          <table:table-cell office:value-type="float" office:value="13">
            <text:p>13</text:p>
          </table:table-cell>
          <table:table-cell office:value-type="float" office:value="0.071">
            <text:p>0.07</text:p>
          </table:table-cell>
          <table:table-cell table:number-columns-repeated="2"/>
        </table:table-row>
        <table:table-row table:style-name="ro1">
          <table:table-cell office:value-type="string">
            <text:p>Nh3-321</text:p>
          </table:table-cell>
          <table:table-cell office:value-type="float" office:value="15">
            <text:p>15</text:p>
          </table:table-cell>
          <table:table-cell office:value-type="float" office:value="0.126">
            <text:p>0.13</text:p>
          </table:table-cell>
          <table:table-cell table:number-columns-repeated="2"/>
        </table:table-row>
        <table:table-row table:style-name="ro1">
          <table:table-cell office:value-type="string">
            <text:p>Ch4-321</text:p>
          </table:table-cell>
          <table:table-cell office:value-type="float" office:value="17">
            <text:p>17</text:p>
          </table:table-cell>
          <table:table-cell office:value-type="float" office:value="0.215">
            <text:p>0.22</text:p>
          </table:table-cell>
          <table:table-cell table:number-columns-repeated="2"/>
        </table:table-row>
        <table:table-row table:style-name="ro1">
          <table:table-cell office:value-type="string">
            <text:p>H2co-321</text:p>
          </table:table-cell>
          <table:table-cell office:value-type="float" office:value="22">
            <text:p>22</text:p>
          </table:table-cell>
          <table:table-cell office:value-type="float" office:value="0.461">
            <text:p>0.46</text:p>
          </table:table-cell>
          <table:table-cell table:number-columns-repeated="2"/>
        </table:table-row>
        <table:table-row table:style-name="ro1">
          <table:table-cell office:value-type="string">
            <text:p>nh3-dp</text:p>
          </table:table-cell>
          <table:table-cell office:value-type="float" office:value="30">
            <text:p>30</text:p>
          </table:table-cell>
          <table:table-cell office:value-type="float" office:value="3.45">
            <text:p>3.45</text:p>
          </table:table-cell>
          <table:table-cell table:number-columns-repeated="2"/>
        </table:table-row>
        <table:table-row table:style-name="ro1">
          <table:table-cell office:value-type="string">
            <text:p>ch4-dp</text:p>
          </table:table-cell>
          <table:table-cell office:value-type="float" office:value="35">
            <text:p>35</text:p>
          </table:table-cell>
          <table:table-cell table:style-name="ce16" office:value-type="float" office:value="6.48">
            <text:p>6.48</text:p>
          </table:table-cell>
          <table:table-cell table:number-columns-repeated="2"/>
        </table:table-row>
        <table:table-row table:style-name="ro1">
          <table:table-cell office:value-type="string">
            <text:p>H2co-dp</text:p>
          </table:table-cell>
          <table:table-cell office:value-type="float" office:value="40">
            <text:p>40</text:p>
          </table:table-cell>
          <table:table-cell office:value-type="float" office:value="11.35">
            <text:p>11.35</text:p>
          </table:table-cell>
          <table:table-cell table:number-columns-repeated="2"/>
        </table:table-row>
        <table:table-row table:style-name="ro1">
          <table:table-cell office:value-type="string">
            <text:p>C6h6-321</text:p>
          </table:table-cell>
          <table:table-cell office:value-type="float" office:value="66">
            <text:p>66</text:p>
          </table:table-cell>
          <table:table-cell office:value-type="float" office:value="32.55">
            <text:p>32.55</text:p>
          </table:table-cell>
          <table:table-cell table:number-columns-repeated="2"/>
        </table:table-row>
      </table:table>
      <table:table table:name="Sheet4" table:style-name="ta1" table:print="false">
        <table:table-column table:style-name="co2" table:number-columns-repeated="5" table:default-cell-style-name="Default"/>
        <table:table-row table:style-name="ro1">
          <table:table-cell/>
          <table:table-cell office:value-type="string">
            <text:p>nPlace</text:p>
          </table:table-cell>
          <table:table-cell office:value-type="string">
            <text:p>Tgmat, Option, 9</text:p>
          </table:table-cell>
          <table:table-cell/>
          <table:table-cell>
            <draw:frame table:end-cell-address="Sheet4.K23" table:end-x="0.558cm" table:end-y="0.059cm" draw:z-index="0" draw:style-name="gr1" svg:width="13.604cm" svg:height="9.956cm" svg:x="0.503cm" svg:y="0cm">
              <draw:object draw:notify-on-update-of-ranges="Sheet4.B2:Sheet4.B4 Sheet4.C2:Sheet4.C4 Sheet4.B2:Sheet4.B4 Sheet4.C8:Sheet4.C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c6h6-sto</text:p>
          </table:table-cell>
          <table:table-cell office:value-type="float" office:value="1">
            <text:p>1</text:p>
          </table:table-cell>
          <table:table-cell table:style-name="ce2" office:value-type="float" office:value="26.4">
            <text:p>26.40</text:p>
          </table:table-cell>
          <table:table-cell table:formula="of:=[.C2]/[.$C$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style-name="ce2" office:value-type="float" office:value="16.72">
            <text:p>16.72</text:p>
          </table:table-cell>
          <table:table-cell table:formula="of:=[.C3]/[.$C$2]" office:value-type="float" office:value="0.633333333333333">
            <text:p>0.63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" office:value-type="float" office:value="12.72">
            <text:p>12.72</text:p>
          </table:table-cell>
          <table:table-cell table:formula="of:=[.C4]/[.$C$2]" office:value-type="float" office:value="0.481818181818182">
            <text:p>0.48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>
            <text:p>C6h6-321</text:p>
          </table:table-cell>
          <table:table-cell office:value-type="float" office:value="1">
            <text:p>1</text:p>
          </table:table-cell>
          <table:table-cell office:value-type="float" office:value="45.04">
            <text:p>45.04</text:p>
          </table:table-cell>
          <table:table-cell table:formula="of:=[.C8]/[.$C$8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26.66">
            <text:p>26.66</text:p>
          </table:table-cell>
          <table:table-cell table:formula="of:=[.C9]/[.$C$8]" office:value-type="float" office:value="0.591918294849023">
            <text:p>0.59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0.41">
            <text:p>20.41</text:p>
          </table:table-cell>
          <table:table-cell table:formula="of:=[.C10]/[.$C$8]" office:value-type="float" office:value="0.453152753108348">
            <text:p>0.45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>
            <text:p>Aspirin-sto</text:p>
          </table:table-cell>
          <table:table-cell office:value-type="float" office:value="1">
            <text:p>1</text:p>
          </table:table-cell>
          <table:table-cell office:value-type="float" office:value="453.58">
            <text:p>453.58</text:p>
          </table:table-cell>
          <table:table-cell table:formula="of:=[.C14]/[.$C$14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207.14">
            <text:p>207.14</text:p>
          </table:table-cell>
          <table:table-cell table:formula="of:=[.C15]/[.$C$14]" office:value-type="float" office:value="0.456677984038097">
            <text:p>0.4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52.99">
            <text:p>152.99</text:p>
          </table:table-cell>
          <table:table-cell table:formula="of:=[.C16]/[.$C$14]" office:value-type="float" office:value="0.337294413333921">
            <text:p>0.34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>
            <text:p>c6h6-dp</text:p>
          </table:table-cell>
          <table:table-cell office:value-type="float" office:value="1">
            <text:p>1</text:p>
          </table:table-cell>
          <table:table-cell office:value-type="float" office:value="786.95">
            <text:p>786.95</text:p>
          </table:table-cell>
          <table:table-cell table:formula="of:=[.C21]/[.$C$21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488.99">
            <text:p>488.99</text:p>
          </table:table-cell>
          <table:table-cell table:formula="of:=[.C22]/[.$C$21]" office:value-type="float" office:value="0.621373657792744">
            <text:p>0.62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50.66">
            <text:p>350.66</text:p>
          </table:table-cell>
          <table:table-cell table:formula="of:=[.C23]/[.$C$21]" office:value-type="float" office:value="0.445593748014486">
            <text:p>0.4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Aspirin-321</text:p>
          </table:table-cell>
          <table:table-cell office:value-type="float" office:value="1">
            <text:p>1</text:p>
          </table:table-cell>
          <table:table-cell office:value-type="float" office:value="606.55">
            <text:p>606.55</text:p>
          </table:table-cell>
          <table:table-cell table:formula="of:=[.C26]/[.$C$26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320.43">
            <text:p>320.43</text:p>
          </table:table-cell>
          <table:table-cell table:formula="of:=[.C27]/[.$C$26]" office:value-type="float" office:value="0.528282911548924">
            <text:p>0.53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35.5">
            <text:p>235.5</text:p>
          </table:table-cell>
          <table:table-cell table:formula="of:=[.C28]/[.$C$26]" office:value-type="float" office:value="0.388261478855824">
            <text:p>0.39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office:value-type="string">
            <text:p>nPlace</text:p>
          </table:table-cell>
          <table:table-cell office:value-type="string">
            <text:p>Tgmat, Option, 6</text:p>
          </table:table-cell>
          <table:table-cell table:number-columns-repeated="2"/>
        </table:table-row>
        <table:table-row table:style-name="ro1">
          <table:table-cell office:value-type="string">
            <text:p>c6h6-sto</text:p>
          </table:table-cell>
          <table:table-cell office:value-type="float" office:value="1">
            <text:p>1</text:p>
          </table:table-cell>
          <table:table-cell table:style-name="ce2" office:value-type="float" office:value="26.4">
            <text:p>26.40</text:p>
          </table:table-cell>
          <table:table-cell table:formula="of:=[.C35]/[.$C$35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style-name="ce2" office:value-type="float" office:value="17.34">
            <text:p>17.34</text:p>
          </table:table-cell>
          <table:table-cell table:formula="of:=[.C36]/[.$C$2]" office:value-type="float" office:value="0.656818181818182">
            <text:p>0.6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" office:value-type="float" office:value="18.28">
            <text:p>18.28</text:p>
          </table:table-cell>
          <table:table-cell table:formula="of:=[.C37]/[.$C$2]" office:value-type="float" office:value="0.692424242424243">
            <text:p>0.69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>
            <text:p>nThread</text:p>
          </table:table-cell>
          <table:table-cell office:value-type="string">
            <text:p>Tgmat, Option, 4</text:p>
          </table:table-cell>
          <table:table-cell table:number-columns-repeated="2"/>
        </table:table-row>
        <table:table-row table:style-name="ro1">
          <table:table-cell office:value-type="string">
            <text:p>c6h6-sto</text:p>
          </table:table-cell>
          <table:table-cell office:value-type="float" office:value="1">
            <text:p>1</text:p>
          </table:table-cell>
          <table:table-cell table:style-name="ce2" office:value-type="float" office:value="25">
            <text:p>25.00</text:p>
          </table:table-cell>
          <table:table-cell table:formula="of:=[.C42]/[.$C$4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style-name="ce2" office:value-type="float" office:value="22">
            <text:p>22.00</text:p>
          </table:table-cell>
          <table:table-cell table:formula="of:=[.C43]/[.$C$42]" office:value-type="float" office:value="0.88">
            <text:p>0.88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" office:value-type="float" office:value="9.8">
            <text:p>9.80</text:p>
          </table:table-cell>
          <table:table-cell table:formula="of:=[.C44]/[.$C$42]" office:value-type="float" office:value="0.392">
            <text:p>0.39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1">21/09/2010</text:date>, <text:time>17:1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10-03-15T13:32:41</meta:creation-date>
    <dc:date>2010-09-21T17:11:23</dc:date>
    <meta:print-date>2010-08-05T14:31:33</meta:print-date>
    <meta:editing-cycles>194</meta:editing-cycles>
    <meta:editing-duration>PT1213H43M19S</meta:editing-duration>
    <dc:creator>Josh Milthorpe</dc:creator>
    <meta:document-statistic meta:table-count="5" meta:cell-count="351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725cm" svg:height="14.536cm" chart:class="chart:scatter" chart:style-name="ch1">
        <chart:legend chart:legend-position="end" svg:x="18.893cm" svg:y="6.987cm" chart:style-name="ch2"/>
        <chart:plot-area chart:style-name="ch3" table:cell-range-address="Sheet3.B3:Sheet3.C11 Sheet3.C2:Sheet3.C11 Sheet3.B2:Sheet3.B2" chart:data-source-has-labels="row" svg:x="0.414cm" svg:y="0.29cm" svg:width="18.065cm" svg:height="13.665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3:Sheet3.C11" chart:label-cell-address="Sheet3.C2:Sheet3.C2" chart:class="chart:scatter">
            <chart:domain table:cell-range-address="Sheet3.B3:Sheet3.B11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gma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0.461">
                <text:p>0.4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6.48">
                <text:p>6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">
                <text:p>66</text:p>
              </table:table-cell>
              <table:table-cell office:value-type="float" office:value="32.55">
                <text:p>32.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605cm" svg:height="9.957cm" chart:class="chart:scatter" chart:style-name="ch1">
        <chart:legend chart:legend-position="end" svg:x="11.493cm" svg:y="4.509cm" chart:style-name="ch2"/>
        <chart:plot-area chart:style-name="ch3" table:cell-range-address="Sheet4.B2:Sheet4.C4 Sheet4.C8:Sheet4.C10" svg:x="0.272cm" svg:y="0.197cm" svg:width="10.949cm" svg:height="9.35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C2:Sheet4.C4" chart:class="chart:scatter">
            <chart:domain table:cell-range-address="Sheet4.B2:Sheet4.B4"/>
            <chart:data-point chart:repeated="3"/>
          </chart:series>
          <chart:series chart:style-name="ch7" chart:values-cell-range-address="Sheet4.C8:Sheet4.C10" chart:class="chart:scatte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6.4">
                <text:p>26.4</text:p>
              </table:table-cell>
              <table:table-cell office:value-type="float" office:value="45.04">
                <text:p>45.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72">
                <text:p>16.72</text:p>
              </table:table-cell>
              <table:table-cell office:value-type="float" office:value="26.66">
                <text:p>26.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2.72">
                <text:p>12.72</text:p>
              </table:table-cell>
              <table:table-cell office:value-type="float" office:value="20.41">
                <text:p>20.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07">
      <number:number number:decimal-places="1"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graphic-properties draw:stroke="none" svg:stroke-color="#b3b3b3" draw:fill="none" draw:fill-color="#e6e6e6"/>
      <style:text-properties fo:font-size="7.26465940475464pt" style:font-size-asian="7.26465940475464pt" style:font-size-complex="7.26465940475464pt"/>
    </style:style>
    <style:style style:name="ch3" style:family="chart">
      <style:chart-properties chart:symbol-type="automatic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628cm" svg:height="7.834cm" xlink:href=".." chart:class="chart:scatter" chart:style-name="ch1">
        <chart:legend chart:legend-position="end" svg:x="17.104cm" svg:y="3.446cm" chart:style-name="ch2"/>
        <chart:plot-area chart:style-name="ch3" table:cell-range-address="'Blue Gene scaling'.A6:'Blue Gene scaling'.B14 'Blue Gene scaling'.B5:'Blue Gene scaling'.B5 'Blue Gene scaling'.F4:'Blue Gene scaling'.F4 'Blue Gene scaling'.F6:'Blue Gene scaling'.F14" chart:data-source-has-labels="row" svg:x="0.409cm" svg:y="0.154cm" svg:width="16.282cm" svg:height="7.3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lue Gene scaling'.B6:'Blue Gene scaling'.B14" chart:label-cell-address="'Blue Gene scaling'.B5:'Blue Gene scaling'.B5" chart:class="chart:scatter">
            <chart:domain table:cell-range-address="'Blue Gene scaling'.A6:'Blue Gene scaling'.A14"/>
            <chart:data-point chart:repeated="9"/>
          </chart:series>
          <chart:series chart:style-name="ch8" chart:values-cell-range-address="'Blue Gene scaling'.F6:'Blue Gene scaling'.F14" chart:label-cell-address="'Blue Gene scaling'.F4:'Blue Gene scaling'.F4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Blue Gene scaling'.B5:'Blue Gene scaling'.B5">sto-3g</text:p>
              </table:table-cell>
              <table:table-cell office:value-type="string">
                <text:p text:id="'Blue Gene scaling'.F4:'Blue Gene scaling'.F4">tot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">
                <text:p text:id="'Blue Gene scaling'.A6:'Blue Gene scaling'.A14">256</text:p>
              </table:table-cell>
              <table:table-cell office:value-type="float" office:value="14.05">
                <text:p text:id="'Blue Gene scaling'.B6:'Blue Gene scaling'.B14">14.05</text:p>
              </table:table-cell>
              <table:table-cell office:value-type="float" office:value="22.42">
                <text:p text:id="'Blue Gene scaling'.F6:'Blue Gene scaling'.F14">22.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7.98">
                <text:p>7.98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7.15">
                <text:p>7.15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8.67">
                <text:p>8.67</text:p>
              </table:table-cell>
              <table:table-cell office:value-type="float" office:value="9.157">
                <text:p>9.1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5.221">
                <text:p>15.2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0.5">
                <text:p>20.5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8.8">
                <text:p>38.8</text:p>
              </table:table-cell>
              <table:table-cell office:value-type="float" office:value="38.842">
                <text:p>38.8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3">
                <text:p>53</text:p>
              </table:table-cell>
              <table:table-cell office:value-type="float" office:value="53.0125">
                <text:p>53.0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0.4">
                <text:p>60.4</text:p>
              </table:table-cell>
              <table:table-cell office:value-type="float" office:value="60.40015">
                <text:p>60.400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0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25030946731567pt" style:font-size-asian="7.25030946731567pt" style:font-size-complex="7.25030946731567pt"/>
    </style:style>
    <style:style style:name="ch3" style:family="chart">
      <style:chart-properties chart:symbol-type="automatic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493cm" svg:height="9.058cm" xlink:href=".." chart:class="chart:scatter" chart:style-name="ch1">
        <chart:legend chart:legend-position="end" svg:x="16.974cm" svg:y="4.059cm" chart:style-name="ch2"/>
        <chart:plot-area chart:style-name="ch3" table:cell-range-address="'Blue Gene scaling'.A6:'Blue Gene scaling'.A14 'Blue Gene scaling'.C5:'Blue Gene scaling'.C14 'Blue Gene scaling'.F4:'Blue Gene scaling'.F4 'Blue Gene scaling'.F6:'Blue Gene scaling'.F14" chart:data-source-has-labels="row" svg:x="0.131cm" svg:y="0.238cm" svg:width="16.614cm" svg:height="8.611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lue Gene scaling'.C6:'Blue Gene scaling'.C14" chart:label-cell-address="'Blue Gene scaling'.C5:'Blue Gene scaling'.C5" chart:class="chart:scatter">
            <chart:domain table:cell-range-address="'Blue Gene scaling'.A6:'Blue Gene scaling'.A14"/>
            <chart:data-point chart:repeated="9"/>
          </chart:series>
          <chart:series chart:style-name="ch8" chart:values-cell-range-address="'Blue Gene scaling'.F6:'Blue Gene scaling'.F14" chart:label-cell-address="'Blue Gene scaling'.F4:'Blue Gene scaling'.F4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Blue Gene scaling'.C5:'Blue Gene scaling'.C5">3-21g</text:p>
              </table:table-cell>
              <table:table-cell office:value-type="string">
                <text:p text:id="'Blue Gene scaling'.F4:'Blue Gene scaling'.F4">tot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">
                <text:p text:id="'Blue Gene scaling'.A6:'Blue Gene scaling'.A14">256</text:p>
              </table:table-cell>
              <table:table-cell office:value-type="float" office:value="5.51">
                <text:p text:id="'Blue Gene scaling'.C6:'Blue Gene scaling'.C14">5.51</text:p>
              </table:table-cell>
              <table:table-cell office:value-type="float" office:value="22.42">
                <text:p text:id="'Blue Gene scaling'.F6:'Blue Gene scaling'.F14">22.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3.83">
                <text:p>3.83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5.78">
                <text:p>5.78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8.51">
                <text:p>8.51</text:p>
              </table:table-cell>
              <table:table-cell office:value-type="float" office:value="9.157">
                <text:p>9.1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3.7">
                <text:p>13.7</text:p>
              </table:table-cell>
              <table:table-cell office:value-type="float" office:value="15.221">
                <text:p>15.2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9.3">
                <text:p>19.3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8.5">
                <text:p>38.5</text:p>
              </table:table-cell>
              <table:table-cell office:value-type="float" office:value="38.842">
                <text:p>38.8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75.9">
                <text:p>75.9</text:p>
              </table:table-cell>
              <table:table-cell office:value-type="float" office:value="53.0125">
                <text:p>53.0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72.14">
                <text:p>72.14</text:p>
              </table:table-cell>
              <table:table-cell office:value-type="float" office:value="60.40015">
                <text:p>60.400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